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1a70a6"/>
    </style:style>
    <style:style style:name="T1" style:family="text">
      <style:text-properties officeooo:rsid="001b46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1">5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readout of overflow counter by making use of your eyes</text:p>
      <text:p text:style-name="Preformatted_20_Text">and ears. <text:s/>In “ITU-R BS.1770” mode, the number of overflows must equal the sum of overflows in each channel.</text:p>
      <text:p text:style-name="Preformatted_20_Text"/>
      <text:p text:style-name="Preformatted_20_Text">Given values describe the left channel. <text:s/>The right channel is delayed</text:p>
      <text:p text:style-name="Preformatted_20_Text">by one second and contains a sine wave with a frequency of 500 Hz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 (150 Hz, -5.5 dB FS peak)</text:p>
      <text:p text:style-name="Preformatted_20_Text"/>
      <text:p text:style-name="Preformatted_20_Text"><text:s text:c="23"/>[both channels: <text:s/>first audible click must not register]</text:p>
      <text:p text:style-name="Preformatted_20_Text"><text:s text:c="23"/>[both channels: <text:s/>second audible click must register]</text:p>
      <text:p text:style-name="Preformatted_20_Text"/>
      <text:p text:style-name="Preformatted_20_Text"><text:s text:c="23"/>[left <text:s/>channel: <text:s/>a total of 16 clips must register]</text:p>
      <text:p text:style-name="Preformatted_20_Text"><text:s text:c="23"/>[right channel: <text:s/>a total of <text:s/>9 clips must register]</text:p>
      <text:p text:style-name="Preformatted_20_Text"/>
      <text:p text:style-name="Preformatted_20_Text">00:05.000 - 00:07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overflow.flac</text:p>
      <text:p text:style-name="P2">Host SR: <text:s/>44 100 Hz</text:p>
      <text:p text:style-name="Preformatted_20_Text">Channel: <text:s/>All</text:p>
      <text:p text:style-name="P3">Display: <text:s/>[ ] Peak meter level</text:p>
      <text:p text:style-name="P3"><text:s text:c="10"/>[ ] Average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2">Samples reaching digital full scale</text:p>
      <text:p text:style-name="P2">===================================</text:p>
      <text:p text:style-name="Preformatted_20_Text">both channels: <text:s/>1 sample of integer level 32'764</text:p>
      <text:p text:style-name="Preformatted_20_Text"><text:s text:c="16"/>1 adjoining negated sample of integer level 32'764</text:p>
      <text:p text:style-name="Preformatted_20_Text"/>
      <text:p text:style-name="P2"><text:s text:c="16"/>--&gt; these peaks MUST NOT register</text:p>
      <text:p text:style-name="P2"/>
      <text:p text:style-name="Preformatted_20_Text">both channels: <text:s/>1 sample of integer level 32'765</text:p>
      <text:p text:style-name="Preformatted_20_Text"><text:s text:c="16"/>1 adjoining negated sample of integer level 32'765</text:p>
      <text:p text:style-name="Preformatted_20_Text"/>
      <text:p text:style-name="P2"><text:s text:c="16"/>--&gt; these peaks MUST register</text:p>
      <text:p text:style-name="P2"/>
      <text:p text:style-name="Preformatted_20_Text">left <text:s/>channel: <text:s/>4 continuous positive samples</text:p>
      <text:p text:style-name="Preformatted_20_Text"/>
      <text:p text:style-name="Preformatted_20_Text">left <text:s/>channel: <text:s/>2 continuous negative samples</text:p>
      <text:p text:style-name="Preformatted_20_Text"/>
      <text:p text:style-name="Preformatted_20_Text">left <text:s/>channel: <text:s/>1 positive sample</text:p>
      <text:p text:style-name="Preformatted_20_Text"><text:s text:c="16"/>1 adjoining negative sample</text:p>
      <text:p text:style-name="Preformatted_20_Text"/>
      <text:p text:style-name="Preformatted_20_Text">left <text:s/>channel: <text:s/>2 continuous positive samples</text:p>
      <text:p text:style-name="Preformatted_20_Text"><text:s text:c="16"/>1 “valid” sample</text:p>
      <text:p text:style-name="Preformatted_20_Text"><text:s text:c="16"/>2 continuous negative samples</text:p>
      <text:p text:style-name="Preformatted_20_Text"/>
      <text:p text:style-name="Preformatted_20_Text">right channel: <text:s/>1 positive sample</text:p>
      <text:p text:style-name="Preformatted_20_Text"/>
      <text:p text:style-name="Preformatted_20_Text">right channel: <text:s/>1 negative sample</text:p>
      <text:p text:style-name="Preformatted_20_Text"><text:s text:c="16"/>1 adjoining positive sample</text:p>
      <text:p text:style-name="Preformatted_20_Text"/>
      <text:p text:style-name="Preformatted_20_Text">left <text:s/>channel: <text:s/>1 negative sample</text:p>
      <text:p text:style-name="Preformatted_20_Text"/>
      <text:p text:style-name="Preformatted_20_Text">left <text:s/>channel: <text:s/>1 positive sample</text:p>
      <text:p text:style-name="Preformatted_20_Text"/>
      <text:p text:style-name="Preformatted_20_Text">right channel: <text:s/>2 continuous negative samples</text:p>
      <text:p text:style-name="Preformatted_20_Text"><text:s text:c="16"/>1 “valid” sample</text:p>
      <text:p text:style-name="Preformatted_20_Text"><text:s text:c="16"/>2 continuous positive s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0T17:24:38.837048087</dc:date>
    <dc:creator>Martin Zuther</dc:creator>
    <meta:generator>LibreOffice/4.4.3.2$Linux_X86_64 LibreOffice_project/40m0$Build-2</meta:generator>
    <meta:editing-duration>PT8M10S</meta:editing-duration>
    <meta:editing-cycles>15</meta:editing-cycles>
    <meta:document-statistic meta:table-count="0" meta:image-count="0" meta:object-count="0" meta:page-count="2" meta:paragraph-count="63" meta:word-count="401" meta:character-count="3030" meta:non-whitespace-character-count="2335"/>
  </office:meta>
</office:document-meta>
</file>